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Palatino, serif"/>
    <style:font-face style:name="Helvetica Neue" svg:font-family="'Helvetica Neue', Helvetica, sans-serif"/>
    <style:font-face style:name="Lohit Devanagari1" svg:font-family="'Lohit Devanagari'"/>
    <style:font-face style:name="Roboto" svg:font-family="Roboto"/>
    <style:font-face style:name="apple-system" svg:font-family="apple-system, BlinkMacSystemFont, 'Segoe UI', Roboto, Oxygen-Sans, Ubuntu, Cantarell, 'Helvetica Neue',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officeooo:rsid="000ddedf" officeooo:paragraph-rsid="000ddedf" style:font-size-asian="12pt" style:font-size-complex="12pt"/>
    </style:style>
    <style:style style:name="P2" style:family="paragraph" style:parent-style-name="Standard">
      <style:paragraph-properties fo:text-align="start" style:justify-single-word="false"/>
      <style:text-properties style:font-name="Liberation Serif" fo:font-size="12pt" officeooo:rsid="000ddedf" officeooo:paragraph-rsid="000ddedf" style:font-size-asian="12pt" style:font-size-complex="12pt"/>
    </style:style>
    <style:style style:name="P3" style:family="paragraph" style:parent-style-name="Standard">
      <style:paragraph-properties fo:text-align="end" style:justify-single-word="false"/>
      <style:text-properties style:font-name="Liberation Serif" fo:font-size="12pt" officeooo:rsid="000ddedf" officeooo:paragraph-rsid="000ddedf" style:font-size-asian="12pt" style:font-size-complex="12pt"/>
    </style:style>
    <style:style style:name="P4" style:family="paragraph" style:parent-style-name="Standard">
      <style:paragraph-properties fo:text-align="start" style:justify-single-word="false"/>
      <style:text-properties style:font-name="Liberation Serif" fo:font-size="12pt" officeooo:paragraph-rsid="00112ebd"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112ebd" officeooo:paragraph-rsid="00112ebd" style:font-size-asian="12pt" style:font-size-complex="12pt"/>
    </style:style>
    <style:style style:name="P6"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12925b" officeooo:paragraph-rsid="000ddedf" style:font-size-asian="12pt" style:font-size-complex="12pt"/>
    </style:style>
    <style:style style:name="P7" style:family="paragraph" style:parent-style-name="Standard">
      <style:paragraph-properties fo:text-align="end" style:justify-single-word="false"/>
      <style:text-properties style:font-name="Liberation Serif" fo:font-size="12pt" officeooo:rsid="000ddedf" officeooo:paragraph-rsid="000ddedf" style:font-size-asian="12pt" style:font-size-complex="12pt"/>
    </style:style>
    <style:style style:name="P8" style:family="paragraph" style:parent-style-name="Standard">
      <style:paragraph-properties fo:text-align="start" style:justify-single-word="false"/>
      <style:text-properties officeooo:paragraph-rsid="0016100f"/>
    </style:style>
    <style:style style:name="P9" style:family="paragraph" style:parent-style-name="Standard">
      <style:paragraph-properties fo:text-align="start" style:justify-single-word="false"/>
      <style:text-properties officeooo:paragraph-rsid="0018cb56"/>
    </style:style>
    <style:style style:name="P10" style:family="paragraph" style:parent-style-name="Standard">
      <style:paragraph-properties fo:text-align="start" style:justify-single-word="false"/>
      <style:text-properties officeooo:paragraph-rsid="001c880e"/>
    </style:style>
    <style:style style:name="P11" style:family="paragraph" style:parent-style-name="Standard">
      <style:paragraph-properties fo:text-align="start" style:justify-single-word="false"/>
      <style:text-properties officeooo:paragraph-rsid="002091d4"/>
    </style:style>
    <style:style style:name="P12" style:family="paragraph" style:parent-style-name="Standard">
      <style:paragraph-properties fo:text-align="start" style:justify-single-word="false"/>
      <style:text-properties officeooo:paragraph-rsid="00285f9b"/>
    </style:style>
    <style:style style:name="P13" style:family="paragraph" style:parent-style-name="Standard">
      <style:paragraph-properties fo:text-align="start" style:justify-single-word="false"/>
      <style:text-properties officeooo:paragraph-rsid="002e350d"/>
    </style:style>
    <style:style style:name="P14" style:family="paragraph" style:parent-style-name="Standard">
      <style:paragraph-properties fo:text-align="start" style:justify-single-word="false"/>
      <style:text-properties officeooo:paragraph-rsid="001a5f3f"/>
    </style:style>
    <style:style style:name="P15" style:family="paragraph" style:parent-style-name="Standard">
      <style:paragraph-properties fo:text-align="start" style:justify-single-word="false"/>
      <style:text-properties officeooo:paragraph-rsid="004bffeb"/>
    </style:style>
    <style:style style:name="P16" style:family="paragraph" style:parent-style-name="Standard">
      <style:paragraph-properties fo:text-align="start" style:justify-single-word="false"/>
      <style:text-properties officeooo:paragraph-rsid="003a4daa"/>
    </style:style>
    <style:style style:name="P17" style:family="paragraph" style:parent-style-name="Standard">
      <style:paragraph-properties fo:text-align="start" style:justify-single-word="false"/>
      <style:text-properties officeooo:rsid="001a5f3f" officeooo:paragraph-rsid="001a5f3f"/>
    </style:style>
    <style:style style:name="P18" style:family="paragraph" style:parent-style-name="Standard">
      <style:paragraph-properties fo:text-align="center" style:justify-single-word="false"/>
      <style:text-properties officeooo:rsid="000fa9de" officeooo:paragraph-rsid="000fa9de"/>
    </style:style>
    <style:style style:name="P19" style:family="paragraph" style:parent-style-name="Standard">
      <style:paragraph-properties fo:text-align="start" style:justify-single-word="false"/>
      <style:text-properties officeooo:rsid="002aa977" officeooo:paragraph-rsid="002aa977"/>
    </style:style>
    <style:style style:name="T1" style:family="text">
      <style:text-properties officeooo:rsid="00112ebd"/>
    </style:style>
    <style:style style:name="T2" style:family="text">
      <style:text-properties fo:font-variant="normal" fo:text-transform="none" fo:color="#333333" style:font-name="Liberation Serif" fo:font-size="12pt" fo:letter-spacing="normal" fo:font-style="normal" fo:font-weight="normal" style:font-size-asian="12pt" style:font-size-complex="12pt"/>
    </style:style>
    <style:style style:name="T3" style:family="text">
      <style:text-properties fo:font-variant="normal" fo:text-transform="none" fo:color="#333333" style:font-name="Liberation Serif" fo:font-size="12pt" fo:letter-spacing="normal" fo:font-style="normal" fo:font-weight="normal" officeooo:rsid="0019887d" style:font-size-asian="12pt" style:font-size-complex="12pt"/>
    </style:style>
    <style:style style:name="T4" style:family="text">
      <style:text-properties fo:font-variant="normal" fo:text-transform="none" fo:color="#333333" style:font-name="Liberation Serif" fo:font-size="12pt" fo:letter-spacing="normal" fo:font-style="normal" fo:font-weight="normal" officeooo:rsid="0018cb56" style:font-size-asian="12pt" style:font-size-complex="12pt"/>
    </style:style>
    <style:style style:name="T5" style:family="text">
      <style:text-properties fo:font-variant="normal" fo:text-transform="none" fo:color="#333333" style:font-name="Liberation Serif" fo:font-size="12pt" fo:letter-spacing="normal" fo:font-style="normal" fo:font-weight="normal" officeooo:rsid="001a5f3f" style:font-size-asian="12pt" style:font-size-complex="12pt"/>
    </style:style>
    <style:style style:name="T6" style:family="text">
      <style:text-properties fo:font-variant="normal" fo:text-transform="none" fo:color="#333333" style:font-name="Liberation Serif" fo:font-size="12pt" fo:letter-spacing="normal" fo:font-style="normal" fo:font-weight="normal" officeooo:rsid="001c3f63" style:font-size-asian="12pt" style:font-size-complex="12pt"/>
    </style:style>
    <style:style style:name="T7" style:family="text">
      <style:text-properties fo:font-variant="normal" fo:text-transform="none" fo:color="#333333" style:font-name="Liberation Serif" fo:font-size="12pt" fo:letter-spacing="normal" fo:font-style="normal" fo:font-weight="normal" officeooo:rsid="001c880e" style:font-size-asian="12pt" style:font-size-complex="12pt"/>
    </style:style>
    <style:style style:name="T8" style:family="text">
      <style:text-properties fo:font-variant="normal" fo:text-transform="none" fo:color="#333333" style:font-name="Liberation Serif" fo:font-size="12pt" fo:letter-spacing="normal" fo:font-style="normal" fo:font-weight="normal" officeooo:rsid="001deda2" style:font-size-asian="12pt" style:font-size-complex="12pt"/>
    </style:style>
    <style:style style:name="T9" style:family="text">
      <style:text-properties fo:font-variant="normal" fo:text-transform="none" fo:color="#333333" style:font-name="Liberation Serif" fo:font-size="12pt" fo:letter-spacing="normal" fo:font-style="normal" fo:font-weight="normal" officeooo:rsid="001fa06b" style:font-size-asian="12pt" style:font-size-complex="12pt"/>
    </style:style>
    <style:style style:name="T10" style:family="text">
      <style:text-properties fo:font-variant="normal" fo:text-transform="none" fo:color="#333333" style:font-name="Liberation Serif" fo:font-size="12pt" fo:letter-spacing="normal" fo:font-style="normal" fo:font-weight="normal" officeooo:rsid="002091d4" style:font-size-asian="12pt" style:font-size-complex="12pt"/>
    </style:style>
    <style:style style:name="T11" style:family="text">
      <style:text-properties fo:font-variant="normal" fo:text-transform="none" fo:color="#333333" style:font-name="Liberation Serif" fo:font-size="12pt" fo:letter-spacing="normal" fo:font-style="normal" fo:font-weight="normal" officeooo:rsid="002267ea" style:font-size-asian="12pt" style:font-size-complex="12pt"/>
    </style:style>
    <style:style style:name="T12" style:family="text">
      <style:text-properties fo:font-variant="normal" fo:text-transform="none" fo:color="#333333" style:font-name="Liberation Serif" fo:font-size="12pt" fo:letter-spacing="normal" fo:font-style="normal" fo:font-weight="normal" officeooo:rsid="00234e59" style:font-size-asian="12pt" style:font-size-complex="12pt"/>
    </style:style>
    <style:style style:name="T13" style:family="text">
      <style:text-properties fo:font-variant="normal" fo:text-transform="none" fo:color="#333333" style:font-name="Liberation Serif" fo:font-size="12pt" fo:letter-spacing="normal" fo:font-style="normal" fo:font-weight="normal" officeooo:rsid="0024e275" style:font-size-asian="12pt" style:font-size-complex="12pt"/>
    </style:style>
    <style:style style:name="T14" style:family="text">
      <style:text-properties fo:font-variant="normal" fo:text-transform="none" fo:color="#333333" style:font-name="Liberation Serif" fo:font-size="12pt" fo:letter-spacing="normal" fo:font-style="normal" fo:font-weight="normal" officeooo:rsid="00285f9b" style:font-size-asian="12pt" style:font-size-complex="12pt"/>
    </style:style>
    <style:style style:name="T15" style:family="text">
      <style:text-properties fo:font-variant="normal" fo:text-transform="none" fo:color="#333333" style:font-name="Liberation Serif" fo:font-size="12pt" fo:letter-spacing="normal" fo:font-style="normal" fo:font-weight="normal" officeooo:rsid="0029aa44" style:font-size-asian="12pt" style:font-size-complex="12pt"/>
    </style:style>
    <style:style style:name="T16" style:family="text">
      <style:text-properties fo:font-variant="normal" fo:text-transform="none" fo:color="#333333" style:font-name="Liberation Serif" fo:font-size="12pt" fo:letter-spacing="normal" fo:font-style="normal" fo:font-weight="normal" officeooo:rsid="002aa977" style:font-size-asian="12pt" style:font-size-complex="12pt"/>
    </style:style>
    <style:style style:name="T17" style:family="text">
      <style:text-properties fo:font-variant="normal" fo:text-transform="none" fo:color="#333333" style:font-name="Liberation Serif" fo:font-size="12pt" fo:letter-spacing="normal" fo:font-style="normal" fo:font-weight="normal" officeooo:rsid="002c32d9" style:font-size-asian="12pt" style:font-size-complex="12pt"/>
    </style:style>
    <style:style style:name="T18" style:family="text">
      <style:text-properties fo:font-variant="normal" fo:text-transform="none" fo:color="#333333" style:font-name="Liberation Serif" fo:font-size="12pt" fo:letter-spacing="normal" fo:font-style="normal" fo:font-weight="normal" officeooo:rsid="002cc5f5" style:font-size-asian="12pt" style:font-size-complex="12pt"/>
    </style:style>
    <style:style style:name="T19" style:family="text">
      <style:text-properties fo:font-variant="normal" fo:text-transform="none" fo:color="#333333" style:font-name="Liberation Serif" fo:font-size="12pt" fo:letter-spacing="normal" fo:font-style="normal" fo:font-weight="normal" officeooo:rsid="002fa621" style:font-size-asian="12pt" style:font-size-complex="12pt"/>
    </style:style>
    <style:style style:name="T20" style:family="text">
      <style:text-properties fo:font-variant="normal" fo:text-transform="none" fo:color="#333333" style:font-name="Liberation Serif" fo:font-size="12pt" fo:letter-spacing="normal" fo:font-style="normal" fo:font-weight="normal" officeooo:rsid="00315427" style:font-size-asian="12pt" style:font-size-complex="12pt"/>
    </style:style>
    <style:style style:name="T21" style:family="text">
      <style:text-properties fo:font-variant="normal" fo:text-transform="none" fo:color="#333333" style:font-name="Liberation Serif" fo:font-size="12pt" fo:letter-spacing="normal" fo:font-style="normal" fo:font-weight="normal" officeooo:rsid="0033f50b" style:font-size-asian="12pt" style:font-size-complex="12pt"/>
    </style:style>
    <style:style style:name="T22" style:family="text">
      <style:text-properties fo:font-variant="normal" fo:text-transform="none" fo:color="#333333" style:font-name="Liberation Serif" fo:font-size="12pt" fo:letter-spacing="normal" fo:font-style="normal" fo:font-weight="normal" officeooo:rsid="00350ddb"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037aba0" style:font-size-asian="12pt" style:font-size-complex="12pt"/>
    </style:style>
    <style:style style:name="T24" style:family="text">
      <style:text-properties fo:font-variant="normal" fo:text-transform="none" fo:color="#333333" style:font-name="Liberation Serif" fo:font-size="12pt" fo:letter-spacing="normal" fo:font-style="normal" fo:font-weight="normal" officeooo:rsid="0038e2da" style:font-size-asian="12pt" style:font-size-complex="12pt"/>
    </style:style>
    <style:style style:name="T25" style:family="text">
      <style:text-properties fo:font-variant="normal" fo:text-transform="none" fo:color="#333333" style:font-name="Liberation Serif" fo:font-size="12pt" fo:letter-spacing="normal" fo:font-style="normal" fo:font-weight="normal" officeooo:rsid="0039288f" style:font-size-asian="12pt" style:font-size-complex="12pt"/>
    </style:style>
    <style:style style:name="T26" style:family="text">
      <style:text-properties fo:font-variant="normal" fo:text-transform="none" fo:color="#333333" style:font-name="Liberation Serif" fo:font-size="12pt" fo:letter-spacing="normal" fo:font-style="normal" fo:font-weight="normal" officeooo:rsid="003a4daa" style:font-size-asian="12pt" style:font-size-complex="12pt"/>
    </style:style>
    <style:style style:name="T27" style:family="text">
      <style:text-properties fo:font-variant="normal" fo:text-transform="none" fo:color="#333333" style:font-name="Liberation Serif" fo:font-size="12pt" fo:letter-spacing="normal" fo:font-style="normal" fo:font-weight="normal" officeooo:rsid="003b423b" style:font-size-asian="12pt" style:font-size-complex="12pt"/>
    </style:style>
    <style:style style:name="T28" style:family="text">
      <style:text-properties fo:font-variant="normal" fo:text-transform="none" fo:color="#333333" style:font-name="Liberation Serif" fo:font-size="12pt" fo:letter-spacing="normal" fo:font-style="normal" fo:font-weight="normal" officeooo:rsid="003c877d" style:font-size-asian="12pt" style:font-size-complex="12pt"/>
    </style:style>
    <style:style style:name="T29" style:family="text">
      <style:text-properties fo:font-variant="normal" fo:text-transform="none" fo:color="#333333" style:font-name="Liberation Serif" fo:font-size="12pt" fo:letter-spacing="normal" fo:font-style="normal" fo:font-weight="normal" officeooo:rsid="003d5fab" style:font-size-asian="12pt" style:font-size-complex="12pt"/>
    </style:style>
    <style:style style:name="T30" style:family="text">
      <style:text-properties fo:font-variant="normal" fo:text-transform="none" fo:color="#333333" style:font-name="Liberation Serif" fo:font-size="12pt" fo:letter-spacing="normal" fo:font-style="normal" fo:font-weight="normal" officeooo:rsid="003e4aff" style:font-size-asian="12pt" style:font-size-complex="12pt"/>
    </style:style>
    <style:style style:name="T31" style:family="text">
      <style:text-properties fo:font-variant="normal" fo:text-transform="none" fo:color="#333333" style:font-name="Liberation Serif" fo:font-size="12pt" fo:letter-spacing="normal" fo:font-style="normal" fo:font-weight="normal" officeooo:rsid="00403b76" style:font-size-asian="12pt" style:font-size-complex="12pt"/>
    </style:style>
    <style:style style:name="T32" style:family="text">
      <style:text-properties fo:font-variant="normal" fo:text-transform="none" fo:color="#333333" style:font-name="Liberation Serif" fo:font-size="12pt" fo:letter-spacing="normal" fo:font-style="normal" fo:font-weight="normal" officeooo:rsid="0040d583" style:font-size-asian="12pt" style:font-size-complex="12pt"/>
    </style:style>
    <style:style style:name="T33" style:family="text">
      <style:text-properties fo:font-variant="normal" fo:text-transform="none" fo:color="#333333" style:font-name="Liberation Serif" fo:font-size="12pt" fo:letter-spacing="normal" fo:font-style="normal" fo:font-weight="normal" officeooo:rsid="00437e88" style:font-size-asian="12pt" style:font-size-complex="12pt"/>
    </style:style>
    <style:style style:name="T34" style:family="text">
      <style:text-properties fo:font-variant="normal" fo:text-transform="none" fo:color="#333333" style:font-name="Liberation Serif" fo:font-size="12pt" fo:letter-spacing="normal" fo:font-style="normal" fo:font-weight="normal" officeooo:rsid="0045d46d" style:font-size-asian="12pt" style:font-size-complex="12pt"/>
    </style:style>
    <style:style style:name="T35" style:family="text">
      <style:text-properties fo:font-variant="normal" fo:text-transform="none" fo:color="#333333" style:font-name="Liberation Serif" fo:font-size="12pt" fo:letter-spacing="normal" fo:font-style="normal" fo:font-weight="normal" officeooo:rsid="0046a8c7" style:font-size-asian="12pt" style:font-size-complex="12pt"/>
    </style:style>
    <style:style style:name="T36" style:family="text">
      <style:text-properties fo:font-variant="normal" fo:text-transform="none" fo:color="#333333" style:font-name="Liberation Serif" fo:font-size="12pt" fo:letter-spacing="normal" fo:font-style="normal" fo:font-weight="normal" officeooo:rsid="0047f3cf" style:font-size-asian="12pt" style:font-size-complex="12pt"/>
    </style:style>
    <style:style style:name="T37" style:family="text">
      <style:text-properties fo:font-variant="normal" fo:text-transform="none" fo:color="#333333" style:font-name="Liberation Serif" fo:font-size="12pt" fo:letter-spacing="normal" fo:font-style="normal" fo:font-weight="normal" officeooo:rsid="00487fa6" style:font-size-asian="12pt" style:font-size-complex="12pt"/>
    </style:style>
    <style:style style:name="T38" style:family="text">
      <style:text-properties fo:font-variant="normal" fo:text-transform="none" fo:color="#333333" style:font-name="Liberation Serif" fo:font-size="12pt" fo:letter-spacing="normal" fo:font-style="normal" fo:font-weight="normal" officeooo:rsid="00490131" style:font-size-asian="12pt" style:font-size-complex="12pt"/>
    </style:style>
    <style:style style:name="T39" style:family="text">
      <style:text-properties fo:font-variant="normal" fo:text-transform="none" fo:color="#333333" style:font-name="Liberation Serif" fo:font-size="12pt" fo:letter-spacing="normal" fo:font-style="normal" fo:font-weight="normal" officeooo:rsid="004ba0fc" style:font-size-asian="12pt" style:font-size-complex="12pt"/>
    </style:style>
    <style:style style:name="T40" style:family="text">
      <style:text-properties fo:font-variant="normal" fo:text-transform="none" fo:color="#333333" style:font-name="Liberation Serif" fo:font-size="12pt" fo:letter-spacing="normal" fo:font-style="normal" fo:font-weight="normal" officeooo:rsid="004bffeb" style:font-size-asian="12pt" style:font-size-complex="12pt"/>
    </style:style>
    <style:style style:name="T41" style:family="text">
      <style:text-properties fo:font-variant="normal" fo:text-transform="none" fo:color="#333333" style:font-name="Liberation Serif" fo:font-size="12pt" fo:letter-spacing="normal" fo:font-style="normal" fo:font-weight="normal" officeooo:rsid="004dd981" style:font-size-asian="12pt" style:font-size-complex="12pt"/>
    </style:style>
    <style:style style:name="T42" style:family="text">
      <style:text-properties fo:font-variant="normal" fo:text-transform="none" fo:color="#333333" style:font-name="Liberation Serif" fo:font-size="12pt" fo:letter-spacing="normal" fo:font-style="normal" fo:font-weight="normal" officeooo:rsid="0045d46d" style:font-size-asian="12pt" style:font-style-asian="normal" style:font-size-complex="12pt" style:font-style-complex="normal"/>
    </style:style>
    <style:style style:name="T43" style:family="text">
      <style:text-properties fo:font-variant="normal" fo:text-transform="none" fo:color="#333333" style:font-name="Liberation Serif" fo:font-size="12pt" fo:letter-spacing="normal" fo:font-style="normal" fo:font-weight="normal" officeooo:rsid="004dd981" style:font-size-asian="12pt" style:font-style-asian="normal" style:font-size-complex="12pt" style:font-style-complex="normal"/>
    </style:style>
    <style:style style:name="T44" style:family="text">
      <style:text-properties fo:font-variant="normal" fo:text-transform="none" fo:color="#333333" style:font-name="Liberation Serif" fo:font-size="12pt" fo:letter-spacing="normal" fo:font-style="italic" fo:font-weight="normal" officeooo:rsid="00403b76" style:font-size-asian="12pt" style:font-style-asian="italic" style:font-size-complex="12pt" style:font-style-complex="italic"/>
    </style:style>
    <style:style style:name="T45" style:family="text">
      <style:text-properties fo:font-variant="normal" fo:text-transform="none" fo:color="#333333" style:font-name="Liberation Serif" fo:font-size="12pt" fo:letter-spacing="normal" fo:font-style="italic" fo:font-weight="normal" officeooo:rsid="004528dd" style:font-size-asian="12pt" style:font-style-asian="italic" style:font-size-complex="12pt" style:font-style-complex="italic"/>
    </style:style>
    <style:style style:name="T46" style:family="text">
      <style:text-properties fo:font-variant="normal" fo:text-transform="none" fo:color="#333333" style:font-name="Liberation Serif" fo:font-size="12pt" fo:letter-spacing="normal" fo:font-style="italic" fo:font-weight="normal" officeooo:rsid="004dd981" style:font-size-asian="12pt" style:font-style-asian="italic" style:font-size-complex="12pt" style:font-style-complex="italic"/>
    </style:style>
    <style:style style:name="T47" style:family="text">
      <style:text-properties fo:font-variant="normal" fo:text-transform="none" fo:color="#0061a9" style:text-line-through-style="none" style:text-line-through-type="none" fo:letter-spacing="normal" fo:font-style="normal" style:text-underline-style="none" fo:font-weight="normal" officeooo:rsid="00112ebd" style:text-blinking="false" fo:background-color="#fcfcfc" loext:char-shading-value="0" loext:padding="0in" loext:border="none"/>
    </style:style>
    <style:style style:name="T48" style:family="text">
      <style:text-properties fo:font-variant="normal" fo:text-transform="none" fo:color="#1a1a1a" style:font-name="Liberation Serif" fo:font-size="12pt" fo:letter-spacing="normal" fo:font-style="normal" fo:font-weight="normal" officeooo:rsid="00161881" style:font-size-asian="12pt" style:font-size-complex="12pt"/>
    </style:style>
    <style:style style:name="T49" style:family="text">
      <style:text-properties fo:font-variant="normal" fo:text-transform="none" fo:color="#1a1a1a" style:font-name="Liberation Serif" fo:font-size="12pt" fo:letter-spacing="normal" fo:font-style="normal" fo:font-weight="normal" officeooo:rsid="0017197b" style:font-size-asian="12pt" style:font-size-complex="12pt"/>
    </style:style>
    <style:style style:name="T50" style:family="text">
      <style:text-properties fo:font-variant="normal" fo:text-transform="none" fo:color="#1a1a1a" style:font-name="Liberation Serif" fo:font-size="12pt" fo:letter-spacing="normal" fo:font-style="normal" fo:font-weight="normal" officeooo:rsid="0018cb56" style:font-size-asian="12pt" style:font-size-complex="12pt"/>
    </style:style>
    <style:style style:name="T51" style:family="text">
      <style:text-properties fo:font-variant="normal" fo:text-transform="none" fo:color="#1a1a1a" style:font-name="Liberation Serif" fo:font-size="12pt" fo:letter-spacing="normal" fo:font-style="normal" fo:font-weight="normal" officeooo:rsid="004ba0fc" style:font-size-asian="12pt" style:font-size-complex="12pt"/>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0ddedf" style:font-size-asian="12pt" style:font-size-complex="12pt"/>
    </style:style>
    <style:style style:name="T54" style:family="text">
      <style:text-properties style:font-name="Liberation Serif" fo:font-size="12pt" officeooo:rsid="00161881" style:font-size-asian="12pt" style:font-size-complex="12pt"/>
    </style:style>
    <style:style style:name="T55" style:family="text">
      <style:text-properties officeooo:rsid="004a9d4d"/>
    </style:style>
    <style:style style:name="T56" style:family="text">
      <style:text-properties officeooo:rsid="004dd9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ics Reflection</text:p>
      <text:p text:style-name="P2"/>
      <text:p text:style-name="P3"><text:tab/>Nicholas Caudill</text:p>
      <text:p text:style-name="P3">2021/09/<text:span text:style-name="T55">20</text:span></text:p>
      <text:p text:style-name="P3">Religion 121</text:p>
      <text:p text:style-name="P3"/>
      <text:p text:style-name="P8"><text:span text:style-name="T53"><text:tab/></text:span><text:span text:style-name="T54">Stanford defines deontological thinking as “</text:span><text:span text:style-name="T48">moral theories that guide and assess our choices of what we ought to do[0].” </text:span><text:span text:style-name="T49">It makes sense using moral theories as a guide but if you are not being assessed on those actions by anyone but yourself then unwanted outcomes may arise. University of Texas defines deontological thinking as “an ethical theory that uses rules to distinguish right</text:span><text:span text:style-name="T51">s</text:span><text:span text:style-name="T49"> from wrong</text:span><text:span text:style-name="T51">s</text:span><text:span text:style-name="T49">[1].” Are these legislative laws? Could these rules be invented by individuals or is it more of a decision </text:span><text:span text:style-name="T50">made by </text:span><text:span text:style-name="T49">the collective </text:span><text:span text:style-name="T50">whole</text:span><text:span text:style-name="T49">? </text:span><text:span text:style-name="T50">Would it not be dangerous if the legislative laws were one’s only source for a moral compass? To elaborate, imagine immorally abusing legal loopholes for monetary gain or complying with segregation laws long ago. Is one immoral when complying with immoral laws? Could the most moral action be the one that revolts against the established rules in some scenario</text:span><text:span text:style-name="T51">s</text:span><text:span text:style-name="T50">? If so, then deontological thinking may not be the best source for a moral compass.</text:span></text:p>
      <text:p text:style-name="P6"/>
      <text:p text:style-name="P15"><text:span text:style-name="T3">“Deontological thinking can be best understood in contrast to c</text:span><text:span text:style-name="T4">onsequential thinking”, </text:span><text:span text:style-name="T3">w</text:span><text:span text:style-name="T39">hich</text:span><text:span text:style-name="T3"> is defined by Stanford University as “choices which are to be morally assessed solely by the state of affairs they bring about[0].” This definition can be elaborated upon by using some mathematical language such as ‘given some input decision x, consider the moral implications of the outcomes f(x). Is f(x) </text:span><text:span text:style-name="T5">carried out</text:span><text:span text:style-name="T3"> in a way that does not hurt others?’ </text:span><text:span text:style-name="T5">This establishes an ethical dichotomy where you have to choose if you are going to view a scenario from a deontological rule-based point-of-view, consequential outcome point-of-view, or both if that is possible. </text:span></text:p>
      <text:p text:style-name="P9"><text:span text:style-name="T5"/></text:p>
      <text:p text:style-name="P14"><text:span text:style-name="T5">Deontological thinking does not work without some form of punishment for </text:span><text:span text:style-name="T39">rule breaking</text:span><text:span text:style-name="T5">. </text:span><text:span text:style-name="T39">I</text:span><text:span text:style-name="T5">f there is no punishment or </text:span><text:span text:style-name="T39">rule </text:span><text:span text:style-name="T5">enforcement, </text:span><text:span text:style-name="T39">t</text:span><text:span text:style-name="T5">hen it </text:span><text:span text:style-name="T39">would be </text:span><text:span text:style-name="T5">as if the rule d</text:span><text:span text:style-name="T39">id</text:span><text:span text:style-name="T5"> not exist. </text:span><text:span text:style-name="T39">Enforcement brings rules to life. </text:span><text:span text:style-name="T5">If the government set speed limits on the road to 55 miles per hour but they had no officers making traffic stops and tick</text:span><text:span text:style-name="T40">et</text:span><text:span text:style-name="T5">ing speeders, people </text:span><text:span text:style-name="T39">would be</text:span><text:span text:style-name="T5"> more likely to speed since t</text:span><text:span text:style-name="T40">here was</text:span><text:span text:style-name="T39"> </text:span><text:span text:style-name="T5">no punishment</text:span><text:span text:style-name="T40">(besides the guilt of murder) </text:span><text:span text:style-name="T5">and the outcome </text:span><text:span text:style-name="T39">would </text:span><text:span text:style-name="T40">more </text:span><text:span text:style-name="T39">like</text:span><text:span text:style-name="T40">ly</text:span><text:span text:style-name="T39"> be </text:span><text:span text:style-name="T40">more deaths on the road than if there was rule enforcement happening</text:span><text:span text:style-name="T5">. </text:span><text:span text:style-name="T6">If one considers what happens without rules and enforcement, one would likely conclude humanity would devolve into war based on previous history. </text:span><text:span text:style-name="T7">On the contrary, if one made </text:span><text:span text:style-name="T40">a </text:span><text:span text:style-name="T7">rule but did not consider all possible outcomes then situations where moral people are following immoral laws </text:span><text:span text:style-name="T40">might </text:span><text:span text:style-name="T7">arise. </text:span></text:p>
      <text:p text:style-name="P17"><text:span text:style-name="T7"/></text:p>
      <text:p text:style-name="P15"><text:span text:style-name="T7">Before moving on there may be more to learn from other definitions of consequentialism such as one definition from The Ethics Centre who states: “</text:span><text:span text:style-name="T2">An action that brings about more benefit than harm is good, while an action that causes more harm than benefit is not</text:span><text:span text:style-name="T7">[2].” </text:span><text:span text:style-name="T8">What are the measurements for benefits and harm? If one made a rule that limits traffic speed to 55 miles per hour, the benefit would be less people would die but more people would be late to meetings. Black and white </text:span><text:span text:style-name="T40">solutions</text:span><text:span text:style-name="T8"> in ethics/morality do not seem common at all and most </text:span><text:span text:style-name="T40">situations fall </text:span><text:span text:style-name="T8">into a gray area between right and wrong. It is interesting </text:span><text:span text:style-name="T40">that </text:span><text:span text:style-name="T8">humanity only legislates the extremely wrong acts like murder but extremely good acts like donating millions to an orphanage has no legislation. </text:span><text:span text:style-name="T40">S</text:span><text:span text:style-name="T8">ociety values giving </text:span><text:span text:style-name="T9">more than </text:span><text:span text:style-name="T8">taking. </text:span><text:span text:style-name="T40">C</text:span><text:span text:style-name="T10">onsequentialism</text:span><text:span text:style-name="T40"> in my own words is defined as : S</text:span><text:span text:style-name="T11">ome action from </text:span><text:span text:style-name="T41">a </text:span><text:span text:style-name="T11">person or group A that results in some good outcome for </text:span><text:span text:style-name="T41">a </text:span><text:span text:style-name="T11">person or group B </text:span><text:span text:style-name="T40">that is less harmful than all alternative </text:span><text:span text:style-name="T41">actions</text:span><text:span text:style-name="T10">.</text:span></text:p>
      <text:p text:style-name="P10"><text:span text:style-name="T8"/></text:p>
      <text:p text:style-name="P11"><text:span text:style-name="T10">Seeing the difference between deontological and consequential point-of-views is important because </text:span><text:span text:style-name="T35">they</text:span><text:span text:style-name="T10"> </text:span><text:span text:style-name="T35">are po</text:span><text:span text:style-name="T10">ssibl</text:span><text:span text:style-name="T35">y</text:span><text:span text:style-name="T10"> two sides of the same coin in this slippery subject called Ethics and Morality. Ideally </text:span><text:soft-page-break/><text:span text:style-name="T10">people do good to each other . </text:span><text:span text:style-name="T11">Deontological thin</text:span><text:span text:style-name="T12">k</text:span><text:span text:style-name="T11">ing is important when </text:span><text:span text:style-name="T10">choos</text:span><text:span text:style-name="T11">ing </text:span><text:span text:style-name="T10">the</text:span><text:span text:style-name="T12">se</text:span><text:span text:style-name="T10"> </text:span><text:span text:style-name="T12">very</text:span><text:span text:style-name="T10"> good </text:span><text:span text:style-name="T12">people using consequential deduction </text:span><text:span text:style-name="T10">t</text:span><text:span text:style-name="T13">hat </text:span><text:span text:style-name="T10">decide rules </text:span><text:span text:style-name="T13">that govern us </text:span><text:span text:style-name="T10">to make it less likely for neutral people to do bad. </text:span><text:span text:style-name="T36">I</text:span><text:span text:style-name="T13">deally, the people who govern us should be the most good and be masters of philosoph</text:span><text:span text:style-name="T41">y,</text:span><text:span text:style-name="T13"> Ethics, </text:span><text:span text:style-name="T41">and </text:span><text:span text:style-name="T13">Morality. This top 0.0001% percentile of good people should be the ones who create and enforce the rules </text:span><text:span text:style-name="T37">that</text:span><text:span text:style-name="T14"> </text:span><text:span text:style-name="T15">encourage behavior that is of good nature.</text:span></text:p>
      <text:p text:style-name="P11"><text:span text:style-name="T15"/></text:p>
      <text:p text:style-name="P19"><text:span text:style-name="T15">I </text:span><text:span text:style-name="T2">do not remember the ethical scenarios from class but I do enjoy contemplating on the trolley problem.</text:span></text:p>
      <text:p text:style-name="P19"><text:span text:style-name="T2"><text:s/></text:span></text:p>
      <text:p text:style-name="P12"><text:span text:style-name="T8">“Suppose you are the driver of a trolley. The trolley rounds a bend, and there come into view ahead five track workmen, who have been repairing the track. The track goes through a bit of a valley at that point, and the sides are steep, so you must stop the trolley if you are to avoid running the five men down. You step on the brakes, but alas they don't work. Now you suddenly see a spur of track leading off to the right. You can turn the trolley onto it, and thus save the five men on the straight track ahead. Unfortunately, Mrs. Foot has arranged that there is one track workman on that spur of track. He can no more get off the track in time than the five can, so you will kill him if you turn the trolley onto him. Is it morally permissible for you to turn the trolley </text:span><text:span text:style-name="T17">and kill the lone man</text:span><text:span text:style-name="T16">[3]</text:span><text:span text:style-name="T8">?”</text:span></text:p>
      <text:p text:style-name="P12"><text:span text:style-name="T8"/></text:p>
      <text:p text:style-name="P16"><text:span text:style-name="T8">L</text:span><text:span text:style-name="T16">et us look at this scenario from a very rigid deontological point-of-view. </text:span><text:span text:style-name="T17">The rule is you have to make a choice </text:span><text:span text:style-name="T21">and obey the laws of your religion and laws of the land. The law of the land and religion would say “Do not murder </text:span><text:span text:style-name="T25">with intent</text:span><text:span text:style-name="T21">.” By this logic, a rigid deontologicalist trolley driver would do nothing in this scenario,close his eyes,</text:span><text:span text:style-name="T41"> and</text:span><text:span text:style-name="T21"> </text:span><text:span text:style-name="T41">kill the five men</text:span><text:span text:style-name="T21">. The trolley driver might pray to the metaphysical third-party(s) he worships </text:span><text:span text:style-name="T26">during</text:span><text:span text:style-name="T21"> this intense moment. </text:span><text:span text:style-name="T25">If we </text:span><text:span text:style-name="T27">discover sometime</text:span><text:span text:style-name="T25"> in the future that </text:span><text:span text:style-name="T29">the act of </text:span><text:span text:style-name="T25">praying </text:span><text:span text:style-name="T28">somehow brings </text:span><text:span text:style-name="T25">metaphysical third-party(s</text:span><text:span text:style-name="T28">) to reality and miraculously save</text:span><text:span text:style-name="T30">s</text:span><text:span text:style-name="T28"> all 6 men, provided</text:span><text:span text:style-name="T26"> large amounts of </text:span><text:span text:style-name="T25">empirically </text:span><text:span text:style-name="T26">proof</text:span><text:span text:style-name="T25">, then we c</text:span><text:span text:style-name="T28">ould</text:span><text:span text:style-name="T25"> look back on this scenario </text:span><text:span text:style-name="T26">and I may favor this choice more than the consequentialist choice. Of course I would pray to god or god(s) if they magically </text:span><text:span text:style-name="T31">miraculously </text:span><text:span text:style-name="T26">stopped the train. From current understandings, I would not make this gamble and choose to turn the trolley as explained in this following paragraph. </text:span></text:p>
      <text:p text:style-name="P19"><text:span text:style-name="T21"/></text:p>
      <text:p text:style-name="P13"><text:span text:style-name="T8">L</text:span><text:span text:style-name="T16">et us look at this scenario from a very rigid consequentialist point-of-view. </text:span><text:span text:style-name="T17">The goal is to maximize benefits </text:span><text:span text:style-name="T31">while </text:span><text:span text:style-name="T17">minimiz</text:span><text:span text:style-name="T31">ing </text:span><text:span text:style-name="T17">harm </text:span><text:span text:style-name="T19">from the outcome of this choice</text:span><text:span text:style-name="T17">. I would begin by asking </text:span><text:span text:style-name="T18">the question: ‘</text:span><text:span text:style-name="T32">W</text:span><text:span text:style-name="T17">ho are the people that are on the brink of death?’ </text:span><text:span text:style-name="T20">Unfortunately, time constraints do not allow this. For if the train was moving at </text:span><text:span text:style-name="T22">a </text:span><text:span text:style-name="T20">snails pace, I would consider if the </text:span><text:span text:style-name="T23">lone </text:span><text:span text:style-name="T20">man does collectively more good in the world than the group of five combined. Due to this time constraint, one </text:span><text:span text:style-name="T24">can not do this analysis and </text:span><text:span text:style-name="T20">must look at this scenario by generalizing the value of life with little context. </text:span><text:span text:style-name="T21">I would </text:span><text:span text:style-name="T31">turn the </text:span><text:span text:style-name="T41">trolley </text:span><text:span text:style-name="T31">because I believe five brains are smarter than one and this ‘smartness’ has to be linked with </text:span><text:span text:style-name="T33">doing more</text:span><text:span text:style-name="T31"> good. For example, five people writing one essay about ethics together </text:span><text:span text:style-name="T33">compared to</text:span><text:span text:style-name="T31"> one person writing it alone would lead me to </text:span><text:span text:style-name="T38">assume </text:span><text:span text:style-name="T31">that it is more probabl</text:span><text:span text:style-name="T33">e</text:span><text:span text:style-name="T31"> the group-of-five’s essay </text:span><text:span text:style-name="T34">would be</text:span><text:span text:style-name="T31"> </text:span><text:span text:style-name="T44">more virtuou</text:span><text:span text:style-name="T45">s </text:span><text:span text:style-name="T42">than the lone man’s essay</text:span><text:span text:style-name="T44">.</text:span></text:p>
      <text:p text:style-name="P12"><text:span text:style-name="T8"/></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oft-page-break/><text:span text:style-name="T52"/></text:p>
      <text:p text:style-name="P18"><text:span text:style-name="T52"/></text:p>
      <text:p text:style-name="P18"><text:span text:style-name="T52">Sources</text:span></text:p>
      <text:p text:style-name="P18"><text:span text:style-name="T52"/></text:p>
      <text:p text:style-name="P18"><text:span text:style-name="T52"/></text:p>
      <text:p text:style-name="P4"><text:span text:style-name="T1">[0] </text:span><text:span text:style-name="T47">https://plato.stanford.edu/entries/ethics-deontological/</text:span></text:p>
      <text:p text:style-name="P5">[1] https://ethicsunwrapped.utexas.edu/glossary/deontology/</text:p>
      <text:p text:style-name="P5">[2] https://ethics.org.au/ethics-explainer-consequentialism/</text:p>
      <text:p text:style-name="P5">[3] http://www.psy.vanderbilt.edu/courses/hon182/thomsontrolley.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Palatino, serif"/>
    <style:font-face style:name="Helvetica Neue" svg:font-family="'Helvetica Neue', Helvetica, sans-serif"/>
    <style:font-face style:name="Lohit Devanagari1" svg:font-family="'Lohit Devanagari'"/>
    <style:font-face style:name="Roboto" svg:font-family="Roboto"/>
    <style:font-face style:name="apple-system" svg:font-family="apple-system, BlinkMacSystemFont, 'Segoe UI', Roboto, Oxygen-Sans, Ubuntu, Cantarell, 'Helvetica Neue',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2:15:04.987655440</meta:creation-date>
    <dc:date>2021-09-20T15:47:37.414855069</dc:date>
    <meta:editing-duration>PT2H3M20S</meta:editing-duration>
    <meta:editing-cycles>56</meta:editing-cycles>
    <meta:generator>LibreOffice/6.4.7.2$Linux_X86_64 LibreOffice_project/40$Build-2</meta:generator>
    <meta:document-statistic meta:table-count="0" meta:image-count="0" meta:object-count="0" meta:page-count="3" meta:paragraph-count="19" meta:word-count="1232" meta:character-count="7373" meta:non-whitespace-character-count="6153"/>
  </office:meta>
</office:document-meta>
</file>